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4e1" officeooo:paragraph-rsid="0002f4e1"/>
    </style:style>
    <style:style style:name="P2" style:family="paragraph" style:parent-style-name="Standard">
      <style:paragraph-properties fo:text-align="center" style:justify-single-word="false"/>
      <style:text-properties officeooo:rsid="0002f4e1" officeooo:paragraph-rsid="0002f4e1"/>
    </style:style>
    <style:style style:name="P3" style:family="paragraph" style:parent-style-name="Standard">
      <style:text-properties officeooo:paragraph-rsid="0002f4e1"/>
    </style:style>
    <style:style style:name="P4" style:family="paragraph" style:parent-style-name="Standard">
      <style:text-properties fo:font-weight="bold" officeooo:rsid="0002f4e1" officeooo:paragraph-rsid="0002f4e1" style:font-weight-asian="bold" style:font-weight-complex="bold"/>
    </style:style>
    <style:style style:name="P5" style:family="paragraph" style:parent-style-name="Standard">
      <style:text-properties fo:font-weight="bold" officeooo:rsid="0002f4e1" officeooo:paragraph-rsid="0002f4e1" style:font-weight-asian="bold" style:font-weight-complex="bold"/>
    </style:style>
    <style:style style:name="P6" style:family="paragraph" style:parent-style-name="Standard">
      <style:text-properties officeooo:rsid="0002f4e1" officeooo:paragraph-rsid="0002f4e1"/>
    </style:style>
    <style:style style:name="P7" style:family="paragraph" style:parent-style-name="Standard" style:list-style-name="L1">
      <style:text-properties officeooo:rsid="0002f4e1" officeooo:paragraph-rsid="0002f4e1"/>
    </style:style>
    <style:style style:name="P8" style:family="paragraph" style:parent-style-name="Standard" style:list-style-name="L2">
      <style:text-properties officeooo:rsid="0002f4e1" officeooo:paragraph-rsid="0002f4e1"/>
    </style:style>
    <style:style style:name="P9" style:family="paragraph" style:parent-style-name="Standard" style:list-style-name="L1">
      <style:text-properties officeooo:rsid="0004e4f4" officeooo:paragraph-rsid="0004e4f4"/>
    </style:style>
    <style:style style:name="P10" style:family="paragraph" style:parent-style-name="Standard" style:list-style-name="L2">
      <style:text-properties officeooo:rsid="0004e4f4" officeooo:paragraph-rsid="000526be"/>
    </style:style>
    <style:style style:name="P11" style:family="paragraph" style:parent-style-name="Standard">
      <style:text-properties officeooo:rsid="0004e4f4" officeooo:paragraph-rsid="000526be"/>
    </style:style>
    <style:style style:name="T1" style:family="text">
      <style:text-properties officeooo:rsid="0003a3e8"/>
    </style:style>
    <style:style style:name="T2" style:family="text">
      <style:text-properties officeooo:rsid="0004e4f4"/>
    </style:style>
    <style:style style:name="T3" style:family="text">
      <style:text-properties officeooo:rsid="000526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айт «Аренда Машин»</text:p>
      <text:p text:style-name="P4">Цель: </text:p>
      <text:p text:style-name="P1">Приложение позволяет упростить процесс взятия машины в аренду для потенциального клиента, для менеджера структурир<text:span text:style-name="T3">ет</text:span> заявку.</text:p>
      <text:p text:style-name="P3"/>
      <text:p text:style-name="P4">Система авторизации</text:p>
      <text:p text:style-name="P1">Группы пользователей</text:p>
      <text:list xml:id="list3728522857" text:style-name="L1">
        <text:list-item>
          <text:p text:style-name="P7">менеджер</text:p>
        </text:list-item>
        <text:list-item>
          <text:p text:style-name="P7">клиент</text:p>
        </text:list-item>
        <text:list-item>
          <text:p text:style-name="P9">неавторизованный пользователь</text:p>
        </text:list-item>
      </text:list>
      <text:p text:style-name="P1"/>
      <text:p text:style-name="P4">Разрешения:</text:p>
      <text:list xml:id="list3070460333" text:style-name="L2">
        <text:list-item>
          <text:p text:style-name="P8">Менеджер — <text:span text:style-name="T1">Работа с БД. Р</text:span>едактирование с возможностью удаления/добавления записей. <text:span text:style-name="T3">Обработка заказов.</text:span></text:p>
        </text:list-item>
        <text:list-item>
          <text:p text:style-name="P8">Клиент — просмотр <text:span text:style-name="T1">страницы </text:span><text:span text:style-name="T2">и взаимодействие с системой заказа машины онлайн (отсылается POST — запрос менеджеру с контактными данными клиента, данными о машине и комментарием)</text:span></text:p>
        </text:list-item>
        <text:list-item>
          <text:p text:style-name="P10"><text:span text:style-name="T3">Н</text:span>еавторизованный пользователь — <text:span text:style-name="T3">просмотр страницы</text:span></text:p>
        </text:list-item>
      </text:list>
      <text:p text:style-name="P11"/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5:48:37.779127875</meta:creation-date>
    <dc:date>2022-04-19T19:40:45.019705525</dc:date>
    <meta:editing-duration>PT7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72" meta:character-count="574" meta:non-whitespace-character-count="514"/>
  </office:meta>
</office:document-meta>
</file>